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c8e7" officeooo:paragraph-rsid="0001c8e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1c8e7" officeooo:paragraph-rsid="0001c8e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 BY NOAH</text:p>
      <text:p text:style-name="P1"/>
      <text:p text:style-name="P2">Currently empty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9:23:45.049000000</meta:creation-date>
    <dc:date>2024-04-24T09:24:07.517000000</dc:date>
    <meta:editing-duration>PT23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" meta:word-count="5" meta:character-count="28" meta:non-whitespace-character-count="24"/>
  </office:meta>
</office:document-meta>
</file>